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Text_20_body">
      <style:paragraph-properties fo:margin-left="0cm" fo:margin-right="0cm" fo:margin-top="0.423cm" fo:margin-bottom="0.247cm" style:contextual-spacing="false" fo:line-height="179%" fo:text-indent="0cm" style:auto-text-indent="false" style:writing-mode="lr-tb"/>
      <style:text-properties fo:font-variant="normal" fo:text-transform="none" fo:color="#2a6099" loext:opacity="100%" style:text-line-through-style="none" style:text-line-through-type="none" style:font-name="Arial" fo:font-size="28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cm" fo:margin-right="0cm" fo:margin-top="0.423cm" fo:margin-bottom="0.247cm" style:contextual-spacing="false" fo:line-height="138%" fo:text-indent="0cm" style:auto-text-indent="false" style:writing-mode="lr-tb"/>
      <style:text-properties fo:font-variant="normal" fo:text-transform="none" fo:color="#2a6099" loext:opacity="100%" style:text-line-through-style="none" style:text-line-through-type="none" style:font-name="Arial" fo:font-size="28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left="0cm" fo:margin-right="0cm" fo:margin-top="0.423cm" fo:margin-bottom="0.247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2a6099" loext:opacity="100%" style:text-line-through-style="none" style:text-line-through-type="none" style:font-name="Arial" fo:font-size="28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f848a19-7fff-3623-b23e-d5d62bb93c1e"/>PLANTILLA DE CONTRACTE</text:p>
      <text:p text:style-name="P2"><text:line-break/><text:span text:style-name="T1"/></text:p>
      <text:p text:style-name="Text_20_body"/>
      <text:p text:style-name="P3">---Contracte---</text:p>
      <text:p text:style-name="P3"><text:line-break/><text:span text:style-name="T2"/></text:p>
      <text:p text:style-name="P3">parts contractants:</text:p>
      <text:p text:style-name="P3">vendedor:[nom i DNI] <text:s text:c="59"/>comprador:[nom i DNI]</text:p>
      <text:p text:style-name="P3">compra-venda d’un immoble situat a [Adreça]</text:p>
      <text:p text:style-name="P3">Condicions:</text:p>
      <text:p text:style-name="P3">Preu:[Quantitat] <text:s text:c="70"/>Termini de lliurament:[Dia]</text:p>
      <text:p text:style-name="P3">Altres condicions:[detalls]</text:p>
      <text:p text:style-name="P3">signat</text:p>
      <text:p text:style-name="P3"/>
      <text:p text:style-name="P3">vendedor comprador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09:04:03.235696224</meta:creation-date>
    <dc:date>2024-12-11T09:05:05.087711619</dc:date>
    <meta:editing-duration>PT1M2S</meta:editing-duration>
    <meta:editing-cycles>1</meta:editing-cycles>
    <meta:document-statistic meta:table-count="0" meta:image-count="0" meta:object-count="0" meta:page-count="1" meta:paragraph-count="12" meta:word-count="29" meta:character-count="378" meta:non-whitespace-character-count="229"/>
    <meta:generator>LibreOffice/24.8.3.2$Linux_X86_64 LibreOffice_project/e14c9fdd1f585efcbb2c5363087a99d20928d522</meta:generator>
  </office:meta>
</office:document-meta>
</file>